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92cm" fo:min-width="0.98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61cm" fo:min-width="0.972cm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921cm" fo:min-width="0.987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6cm" fo:min-width="0.972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661cm" fo:min-width="0.973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92cm" fo:min-width="0.987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37cm" fo:min-width="0.499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0.802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99cm" fo:min-width="0.674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objectwithoutfill">
      <style:graphic-properties svg:stroke-width="0.1cm" svg:stroke-color="#0099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Dashed_20__28_var_29_" svg:stroke-color="#ff3333" draw:fill="none" draw:textarea-vertical-align="middle"/>
    </style:style>
    <style:style style:name="gr16" style:family="graphic" style:parent-style-name="objectwithoutfill">
      <style:graphic-properties draw:stroke="dash" draw:stroke-dash="Dashed_20__28_var_29_" svg:stroke-color="#009900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none" draw:fill-color="#ffffff"/>
      <style:text-properties fo:color="#ff3333" fo:font-size="18pt" style:font-size-asian="18pt" style:font-size-complex="18pt"/>
    </style:style>
    <style:style style:name="P5" style:family="paragraph">
      <loext:graphic-properties draw:fill="none" draw:fill-color="#ffffff"/>
      <style:text-properties fo:color="#009900" fo:font-size="18pt" style:font-size-asian="18pt" style:font-size-complex="18pt"/>
    </style:style>
    <style:style style:name="P6" style:family="paragraph">
      <style:text-properties fo:color="#009900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ff3333" fo:font-size="18pt" style:font-size-asian="18pt" style:font-size-complex="18pt"/>
    </style:style>
    <style:style style:name="T3" style:family="text">
      <style:text-properties fo:color="#0099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88cm" svg:height="1.27cm" svg:x="4.512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22cm" svg:height="1.429cm" svg:x="0.878cm" svg:y="4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cm" svg:y1="5cm" svg:x2="3.106cm" svg:y2="5cm">
          <text:p/>
        </draw:line>
        <draw:custom-shape draw:style-name="gr4" draw:text-style-name="P1" draw:layer="layout" svg:width="1.587cm" svg:height="1.271cm" svg:x="8.798cm" svg:y="4.4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222cm" svg:height="1.428cm" svg:x="11.179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179cm" svg:y1="5.14cm" svg:x2="10.385cm" svg:y2="5.14cm">
          <text:p/>
        </draw:line>
        <draw:line draw:style-name="gr3" draw:text-style-name="P1" draw:layer="layout" svg:x1="8.798cm" svg:y1="5.14cm" svg:x2="8.004cm" svg:y2="5.14cm">
          <text:p/>
        </draw:line>
        <draw:custom-shape draw:style-name="gr2" draw:text-style-name="P1" draw:layer="layout" svg:width="2.222cm" svg:height="1.429cm" svg:x="1.495cm" svg:y="6.7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223cm" svg:height="1.429cm" svg:x="9.75cm" svg:y="6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87cm" svg:height="1.27cm" svg:x="4.564cm" svg:y="6.89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223cm" svg:height="1.429cm" svg:x="8.261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2.223cm" svg:height="1.429cm" svg:x="2.959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564cm" svg:y1="7.527cm" svg:x2="3.77cm" svg:y2="7.527cm">
          <text:p/>
        </draw:line>
        <draw:line draw:style-name="gr3" draw:text-style-name="P1" draw:layer="layout" svg:x1="3.8cm" svg:y1="5cm" svg:x2="3.1cm" svg:y2="6.8cm">
          <text:p/>
        </draw:line>
        <draw:line draw:style-name="gr3" draw:text-style-name="P1" draw:layer="layout" svg:x1="8.321cm" svg:y1="5.14cm" svg:x2="8.321cm" svg:y2="6.939cm">
          <text:p/>
        </draw:line>
        <draw:line draw:style-name="gr3" draw:text-style-name="P1" draw:layer="layout" svg:x1="10.861cm" svg:y1="5.14cm" svg:x2="10.861cm" svg:y2="6.886cm">
          <text:p/>
        </draw:line>
        <draw:line draw:style-name="gr3" draw:text-style-name="P1" draw:layer="layout" svg:x1="4.125cm" svg:y1="7.527cm" svg:x2="4.1cm" svg:y2="9.8cm">
          <text:p/>
        </draw:line>
        <draw:line draw:style-name="gr3" draw:text-style-name="P1" draw:layer="layout" svg:x1="9.327cm" svg:y1="7.627cm" svg:x2="9.327cm" svg:y2="9.744cm">
          <text:p/>
        </draw:line>
        <draw:frame draw:style-name="gr8" draw:text-style-name="P2" draw:layer="layout" svg:width="0.584cm" svg:height="0.962cm" svg:x="3.75cm" svg:y="10.148cm">
          <draw:text-box>
            <text:p>x</text:p>
          </draw:text-box>
        </draw:frame>
        <draw:frame draw:style-name="gr8" draw:text-style-name="P2" draw:layer="layout" svg:width="0.583cm" svg:height="0.962cm" svg:x="9.067cm" svg:y="10.148cm">
          <draw:text-box>
            <text:p>y</text:p>
          </draw:text-box>
        </draw:frame>
        <draw:custom-shape draw:style-name="gr9" draw:text-style-name="P1" draw:layer="layout" svg:width="1.099cm" svg:height="0.887cm" svg:x="5.001cm" svg:y="0.6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1cm" svg:height="1.052cm" svg:x="5cm" svg:y="0.648cm">
          <draw:text-box>
            <text:p><text:span text:style-name="T1">Z1</text:span></text:p>
          </draw:text-box>
        </draw:frame>
        <draw:custom-shape draw:style-name="gr11" draw:text-style-name="P1" draw:layer="layout" svg:width="1.802cm" svg:height="1.199cm" svg:x="9.2cm" svg:y="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1.1cm" svg:height="1.052cm" svg:x="9.6cm" svg:y="0.648cm">
          <draw:text-box>
            <text:p><text:span text:style-name="T1">Z2</text:span></text:p>
          </draw:text-box>
        </draw:frame>
        <draw:line draw:style-name="gr12" draw:text-style-name="P1" draw:layer="layout" svg:x1="3.9cm" svg:y1="10.4cm" svg:x2="2.9cm" svg:y2="7.9cm">
          <text:p/>
        </draw:line>
        <draw:line draw:style-name="gr12" draw:text-style-name="P1" draw:layer="layout" svg:x1="2.5cm" svg:y1="7.4cm" svg:x2="1.5cm" svg:y2="4.9cm">
          <text:p/>
        </draw:line>
        <draw:line draw:style-name="gr12" draw:text-style-name="P1" draw:layer="layout" svg:x1="1.6cm" svg:y1="4.8cm" svg:x2="5.3cm" svg:y2="1.3cm">
          <text:p/>
        </draw:line>
        <draw:line draw:style-name="gr12" draw:text-style-name="P1" draw:layer="layout" svg:x1="5.9cm" svg:y1="1.3cm" svg:x2="9.4cm" svg:y2="5.1cm">
          <text:p/>
        </draw:line>
        <draw:line draw:style-name="gr12" draw:text-style-name="P1" draw:layer="layout" svg:x1="9.4cm" svg:y1="5.3cm" svg:x2="8cm" svg:y2="7.5cm">
          <text:p/>
        </draw:line>
        <draw:line draw:style-name="gr12" draw:text-style-name="P1" draw:layer="layout" svg:x1="8.2cm" svg:y1="7.7cm" svg:x2="9.3cm" svg:y2="10.3cm">
          <text:p/>
        </draw:line>
        <draw:frame draw:style-name="gr13" draw:text-style-name="P4" draw:layer="layout" svg:width="2.9cm" svg:height="1.1cm" svg:x="1.1cm" svg:y="1.1cm">
          <draw:text-box>
            <text:p><text:span text:style-name="T2">Pfad i=1</text:span></text:p>
          </draw:text-box>
        </draw:frame>
        <draw:line draw:style-name="gr14" draw:text-style-name="P1" draw:layer="layout" svg:x1="4.4cm" svg:y1="10.3cm" svg:x2="5.2cm" svg:y2="7.8cm">
          <text:p/>
        </draw:line>
        <draw:line draw:style-name="gr14" draw:text-style-name="P1" draw:layer="layout" svg:x1="5.6cm" svg:y1="7.2cm" svg:x2="9.8cm" svg:y2="1.4cm">
          <text:p/>
        </draw:line>
        <draw:line draw:style-name="gr14" draw:text-style-name="P1" draw:layer="layout" svg:x1="10.5cm" svg:y1="1.5cm" svg:x2="12.1cm" svg:y2="4.6cm">
          <text:p/>
        </draw:line>
        <draw:line draw:style-name="gr14" draw:text-style-name="P1" draw:layer="layout" svg:x1="12.1cm" svg:y1="5.2cm" svg:x2="10.9cm" svg:y2="7.5cm">
          <text:p/>
        </draw:line>
        <draw:line draw:style-name="gr14" draw:text-style-name="P1" draw:layer="layout" svg:x1="10.9cm" svg:y1="7.9cm" svg:x2="9.7cm" svg:y2="10.2cm">
          <text:p/>
        </draw:line>
        <draw:frame draw:style-name="gr13" draw:text-style-name="P5" draw:layer="layout" svg:width="2.9cm" svg:height="1.1cm" svg:x="12cm" svg:y="1.1cm">
          <draw:text-box>
            <text:p><text:span text:style-name="T3">Pfad i=2</text:span></text:p>
          </draw:text-box>
        </draw:frame>
        <draw:custom-shape draw:style-name="gr7" draw:text-style-name="P1" draw:layer="layout" svg:width="1.587cm" svg:height="1.27cm" svg:x="7.3cm" svg:y="6.9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733cm" svg:y1="7.565cm" svg:x2="8.939cm" svg:y2="7.565cm">
          <text:p/>
        </draw:line>
        <draw:frame draw:style-name="gr13" draw:text-style-name="P4" draw:layer="layout" svg:width="1.2cm" svg:height="1.1cm" svg:x="0.7cm" svg:y="8.7cm">
          <draw:text-box>
            <text:p><text:span text:style-name="T2">t1</text:span></text:p>
          </draw:text-box>
        </draw:frame>
        <draw:line draw:style-name="gr15" draw:text-style-name="P1" draw:layer="layout" svg:x1="2.9cm" svg:y1="3.6cm" svg:x2="1.2cm" svg:y2="8.8cm">
          <text:p/>
        </draw:line>
        <draw:line draw:style-name="gr15" draw:text-style-name="P1" draw:layer="layout" svg:x1="2.3cm" svg:y1="7cm" svg:x2="1.2cm" svg:y2="8.8cm">
          <text:p/>
        </draw:line>
        <draw:line draw:style-name="gr15" draw:text-style-name="P1" draw:layer="layout" svg:x1="3.4cm" svg:y1="9.3cm" svg:x2="1.2cm" svg:y2="8.8cm">
          <text:p/>
        </draw:line>
        <draw:frame draw:style-name="gr13" draw:text-style-name="P4" draw:layer="layout" svg:width="1.2cm" svg:height="1.1cm" svg:x="6.7cm" svg:y="9cm">
          <draw:text-box>
            <text:p><text:span text:style-name="T2">t2</text:span></text:p>
          </draw:text-box>
        </draw:frame>
        <draw:line draw:style-name="gr15" draw:text-style-name="P1" draw:layer="layout" svg:x1="7.6cm" svg:y1="3.2cm" svg:x2="7.2cm" svg:y2="9.2cm">
          <text:p/>
        </draw:line>
        <draw:line draw:style-name="gr15" draw:text-style-name="P1" draw:layer="layout" svg:x1="8.8cm" svg:y1="6.2cm" svg:x2="7.2cm" svg:y2="9.2cm">
          <text:p/>
        </draw:line>
        <draw:line draw:style-name="gr15" draw:text-style-name="P1" draw:layer="layout" svg:x1="8.5cm" svg:y1="8.5cm" svg:x2="7.2cm" svg:y2="9.2cm">
          <text:p/>
        </draw:line>
        <draw:frame draw:style-name="gr13" draw:text-style-name="P5" draw:layer="layout" svg:width="1.2cm" svg:height="1.1cm" svg:x="5cm" svg:y="9.1cm">
          <draw:text-box>
            <text:p text:style-name="P6"><text:span text:style-name="T3">t1</text:span></text:p>
          </draw:text-box>
        </draw:frame>
        <draw:line draw:style-name="gr16" draw:text-style-name="P1" draw:layer="layout" svg:x1="4.9cm" svg:y1="8.8cm" svg:x2="5.4cm" svg:y2="9.4cm">
          <text:p/>
        </draw:line>
        <draw:line draw:style-name="gr16" draw:text-style-name="P1" draw:layer="layout" svg:x1="6.1cm" svg:y1="6.5cm" svg:x2="5.4cm" svg:y2="9.4cm">
          <text:p/>
        </draw:line>
        <draw:frame draw:style-name="gr13" draw:text-style-name="P5" draw:layer="layout" svg:width="1.2cm" svg:height="1.1cm" svg:x="12.7cm" svg:y="7.1cm">
          <draw:text-box>
            <text:p text:style-name="P6"><text:span text:style-name="T3">t2</text:span></text:p>
          </draw:text-box>
        </draw:frame>
        <draw:line draw:style-name="gr16" draw:text-style-name="P1" draw:layer="layout" svg:x1="11.5cm" svg:y1="3.5cm" svg:x2="13.2cm" svg:y2="7.3cm">
          <text:p/>
        </draw:line>
        <draw:line draw:style-name="gr16" draw:text-style-name="P1" draw:layer="layout" svg:x1="11.7cm" svg:y1="6cm" svg:x2="13.2cm" svg:y2="7.3cm">
          <text:p/>
        </draw:line>
        <draw:line draw:style-name="gr16" draw:text-style-name="P1" draw:layer="layout" svg:x1="10.5cm" svg:y1="8.6cm" svg:x2="13.2cm" svg:y2="7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10-18T13:21:35.442000000</dc:date>
    <meta:editing-duration>PT27M57S</meta:editing-duration>
    <meta:editing-cycles>6</meta:editing-cycles>
    <meta:generator>LibreOffice/5.2.1.2$Windows_x86 LibreOffice_project/31dd62db80d4e60af04904455ec9c9219178d620</meta:generator>
    <meta:document-statistic meta:object-count="54"/>
  </office:meta>
</office:document-meta>
</file>